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AFC467D766B55B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665in" svg:height="5in" draw:z-index="0"><draw:image xlink:href="Pictures/1000000000000280000001E0AFC467D766B55BB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3:17:22.375161103</meta:creation-date>
    <dc:date>2020-03-26T13:17:34.926513706</dc:date>
    <meta:editing-duration>PT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